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daaa" officeooo:paragraph-rsid="0015daaa"/>
    </style:style>
    <style:style style:name="P2" style:family="paragraph" style:parent-style-name="Standard" style:list-style-name="L1">
      <style:text-properties officeooo:rsid="0015daaa" officeooo:paragraph-rsid="0015daaa"/>
    </style:style>
    <style:style style:name="P3" style:family="paragraph" style:parent-style-name="Standard">
      <style:text-properties officeooo:rsid="00164d2f" officeooo:paragraph-rsid="00164d2f"/>
    </style:style>
    <style:style style:name="P4" style:family="paragraph" style:parent-style-name="Standard" style:list-style-name="L2">
      <style:text-properties officeooo:rsid="00164d2f" officeooo:paragraph-rsid="00164d2f"/>
    </style:style>
    <style:style style:name="P5" style:family="paragraph" style:parent-style-name="Standard" style:list-style-name="L3">
      <style:text-properties officeooo:rsid="00164d2f" officeooo:paragraph-rsid="00164d2f"/>
    </style:style>
    <style:style style:name="P6" style:family="paragraph" style:parent-style-name="Standard">
      <style:text-properties officeooo:rsid="001756e0" officeooo:paragraph-rsid="001756e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cap: A slave is considered an extension of his master’s will; he does not receive anything from the arrangement outside of food and shelter, otherwise he is meant to be a tool for his master and nothing else. </text:p>
      <text:p text:style-name="P1"/>
      <text:p text:style-name="P1">Of course, a slave’s inner self can escape and deny this inherent dehumanization and many enslaved people did so. </text:p>
      <text:list xml:id="list3485882706" text:style-name="L1">
        <text:list-item>
          <text:p text:style-name="P2">It’s a sort of rebellion against their situation</text:p>
        </text:list-item>
      </text:list>
      <text:p text:style-name="P1"/>
      <text:p text:style-name="P1">Cultural capital - </text:p>
      <text:p text:style-name="P1"/>
      <text:p text:style-name="P1">coartacion – an agreement that you’ll pay your owner an extra amount for your freedom</text:p>
      <text:p text:style-name="P1"/>
      <text:p text:style-name="P3">part of the expected role of a slave is to be humble and submissive</text:p>
      <text:list xml:id="list371862128" text:style-name="L2">
        <text:list-item>
          <text:p text:style-name="P4">If your master dies, you’re expected to mourn; not doing so could be seen as rebelliousness and can be punished harshly </text:p>
        </text:list-item>
      </text:list>
      <text:p text:style-name="P3"/>
      <text:p text:style-name="P3">Manzano – when the mistress died, all of the slaves showed grief</text:p>
      <text:list xml:id="list677912812" text:style-name="L3">
        <text:list-item>
          <text:p text:style-name="P5">it could have been a performance to show fealty</text:p>
          <text:list>
            <text:list-item>
              <text:p text:style-name="P5">there’s a weird and warped relationship </text:p>
            </text:list-item>
          </text:list>
        </text:list-item>
        <text:list-item>
          <text:p text:style-name="P5">when Manzano’s own mother died, there was nowhere near as much mourning</text:p>
        </text:list-item>
      </text:list>
      <text:p text:style-name="P3"/>
      <text:p text:style-name="P3"/>
      <text:p text:style-name="P6">Domestic slaves didn’t have an easy time, they were also at the mercy of their master’s whims; if they did anything without their master’s permission, they were brutally punished. Even for the smallest things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15:08:56.941906898</meta:creation-date>
    <dc:date>2021-09-15T16:39:12.726959701</dc:date>
    <meta:editing-duration>PT39M43S</meta:editing-duration>
    <meta:editing-cycles>1</meta:editing-cycles>
    <meta:document-statistic meta:table-count="0" meta:image-count="0" meta:object-count="0" meta:page-count="1" meta:paragraph-count="12" meta:word-count="194" meta:character-count="1101" meta:non-whitespace-character-count="916"/>
    <meta:generator>LibreOffice/7.2.0.4$Linux_X86_64 LibreOffice_project/20$Build-4</meta:generator>
  </office:meta>
</office:document-meta>
</file>